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002e" officeooo:paragraph-rsid="00160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carpeta: mkdir nombrecarpeta</text:p>
      <text:p text:style-name="P1">crear archivo, no carpeta: touch nombrearchivo</text:p>
      <text:p text:style-name="P1">editar archivo y crearlo: nano nombrearchivo</text:p>
      <text:p text:style-name="P1">mover: mv</text:p>
      <text:p text:style-name="P1">copiar cp</text:p>
      <text:p text:style-name="P1">moverse entre carpetas: cd nombrecarpeta, cd .. (carpeta padre), cd / (carpeta raiz)</text:p>
      <text:p text:style-name="P1">ver el arbol de carpetas: tree</text:p>
      <text:p text:style-name="P1"/>
      <text:p text:style-name="P1">mv B/jon.txt C/F/G <text:s/>movemos un archivo</text:p>
      <text:p text:style-name="P1">nano C/F/G/jon.txt <text:s text:c="2"/>creamos y editamos un archivo</text:p>
      <text:p text:style-name="P1">ls mostramos lo que hay en la carpet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7T08:24:22.771000000</dc:date>
    <meta:editing-duration>PT3S</meta:editing-duration>
    <meta:editing-cycles>1</meta:editing-cycles>
    <meta:document-statistic meta:table-count="0" meta:image-count="0" meta:object-count="0" meta:page-count="1" meta:paragraph-count="10" meta:word-count="60" meta:character-count="381" meta:non-whitespace-character-count="328"/>
    <meta:generator>LibreOffice/7.3.1.3$Windows_X86_64 LibreOffice_project/a69ca51ded25f3eefd52d7bf9a5fad8c90b87951</meta:generator>
  </office:meta>
</office:document-meta>
</file>